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9cm" fo:min-width="8.87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style:text-properties fo:font-size="18pt"/>
    </style:style>
    <style:style style:name="P32" style:family="paragraph">
      <loext:graphic-properties draw:fill-color="#000000" draw:opacity="10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</text:span><text:span text:style-name="T2">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</text:span><text:span text:style-name="T2">i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</text:span><text:span text:style-name="T1">ng</text:span></text:p>
            <text:p><text:span text:style-name="T1">key-</text:span><text:span text:style-name="T1">valu</text:span><text:span text:style-name="T1">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</text:span><text:span text:style-name="T1">t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4"/><text:s text:c="4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4"/><text:s text:c="4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</text:span><text:span text:style-name="T5">’ 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</text:span><text:span text:style-name="T5">’ 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5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2cm">
          <draw:text-box>
            <text:p><text:span text:style-name="T12">Ope. </text:span><text:span text:style-name="T12">0.</text:span><text:span text:style-name="T13"> 4 </text:span><text:span text:style-name="T13">key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</text:span><text:span text:style-name="T4">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</text:span><text:span text:style-name="T4">2nex</text:span><text:span text:style-name="T4">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</text:span><text:span text:style-name="T12">0.</text:span><text:span text:style-name="T13"> 2 </text:span><text:span text:style-name="T13">key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66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</text:span><text:span text:style-name="T4">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</text:span><text:span text:style-name="T4">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rotate (-1.03899450371222) translate (16.708616430811cm 4.10464121835166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</text:span><text:span text:style-name="T4">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</text:span><text:span text:style-name="T16">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3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</text:span><text:span text:style-name="T15">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</text:span><text:span text:style-name="T4">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</text:span><text:span text:style-name="T9">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 text:style-name="P31"><text:span text:style-name="T7">page </text:span><text:span text:style-name="T7">for </text:span><text:span text:style-name="T7">splitti</text:span><text:span text:style-name="T7">ng.</text:span></text:p>
          </draw:text-box>
        </draw:frame>
        <draw:custom-shape draw:style-name="gr87" draw:text-style-name="P32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1’</text:span><text:span text:style-name="T7">.</text:span></text:p>
          </draw:text-box>
        </draw:frame>
      </draw:page>
      <draw:page draw:name="page26" draw:style-name="dp1" draw:master-page-name="標準"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 text:style-name="P31"><text:span text:style-name="T13">3 </text:span><text:span text:style-name="T13">keys </text:span><text:span text:style-name="T13">are</text:span></text:p>
            <text:p text:style-name="P31"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 text:style-name="P31"><text:span text:style-name="T9">New </text:span><text:span text:style-name="T9">inser</text:span><text:span text:style-name="T9">tion </text:span><text:span text:style-name="T9">of a</text:span></text:p>
            <text:p text:style-name="P31"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66" draw:text-style-name="P28" draw:layer="layout" svg:width="2.623cm" svg:height="0.962cm" svg:x="3cm" svg:y="2.73cm">
          <draw:text-box>
            <text:p text:style-name="P31"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 text:style-name="P31"><text:span text:style-name="T19">Ope. </text:span><text:span text:style-name="T19">2.</text:span></text:p>
          </draw:text-box>
        </draw:frame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 text:style-name="P31"><text:span text:style-name="T9">key-</text:span></text:p>
            <text:p text:style-name="P31"><text:span text:style-name="T9">valu</text:span><text:span text:style-name="T9">e</text:span></text:p>
          </draw:text-box>
        </draw:frame>
        <draw:frame draw:style-name="gr88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  <draw:path draw:style-name="gr69" draw:text-style-name="P2" draw:layer="layout" svg:width="1.798cm" svg:height="2.625cm" draw:transform="rotate (-1.03899450371222) translate (9.20829803662821cm 6.73394670169465cm)" svg:viewBox="0 0 1799 2626" svg:d="M1565 0c819 482-703 3067-1565 2560">
          <text:p/>
        </draw:path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2’</text:span><text:span text:style-name="T7">.</text:span></text:p>
          </draw:text-box>
        </draw:frame>
      </draw:page>
      <draw:page draw:name="page28" draw:style-name="dp1" draw:master-page-name="標準"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 text:style-name="P31"><text:span text:style-name="T13">3 </text:span><text:span text:style-name="T13">keys </text:span><text:span text:style-name="T13">are</text:span></text:p>
            <text:p text:style-name="P31"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 text:style-name="P31"><text:span text:style-name="T9">New </text:span><text:span text:style-name="T9">inser</text:span><text:span text:style-name="T9">tion </text:span><text:span text:style-name="T9">of a</text:span></text:p>
            <text:p text:style-name="P31"><text:span text:style-name="T9">key-</text:span><text:span text:style-name="T9">valu</text:span><text:span text:style-name="T9">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66" draw:text-style-name="P28" draw:layer="layout" svg:width="2.623cm" svg:height="0.962cm" svg:x="3cm" svg:y="2.73cm">
          <draw:text-box>
            <text:p text:style-name="P31"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 text:style-name="P31"><text:span text:style-name="T19">Ope. </text:span><text:span text:style-name="T19">2.</text:span></text:p>
          </draw:text-box>
        </draw:frame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 text:style-name="P31"><text:span text:style-name="T9">key-</text:span></text:p>
            <text:p text:style-name="P31"><text:span text:style-name="T9">valu</text:span><text:span text:style-name="T9">e</text:span></text:p>
          </draw:text-box>
        </draw:frame>
        <draw:frame draw:style-name="gr88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  <draw:path draw:style-name="gr69" draw:text-style-name="P2" draw:layer="layout" svg:width="1.798cm" svg:height="2.625cm" draw:transform="rotate (-1.03899450371222) translate (9.20829803662821cm 6.73394670169465cm)" svg:viewBox="0 0 1799 2626" svg:d="M1565 0c819 482-703 3067-1565 2560">
          <text:p/>
        </draw:path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3’</text:span><text:span text:style-name="T7">.</text:span></text:p>
          </draw:text-box>
        </draw:frame>
      </draw:page>
      <draw:page draw:name="page30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</text:span><text:span text:style-name="T6">etio</text:span><text:span text:style-name="T6">n </text:span><text:span text:style-name="T6">case</text:span><text:span text:style-name="T6">04’</text:span><text:span text:style-name="T7">.</text:span></text:p>
          </draw:text-box>
        </draw:frame>
      </draw:page>
      <draw:page draw:name="page32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 text:style-name="P31"><text:span text:style-name="T9">This slide is under </text:span><text:span text:style-name="T9">construction 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2:40:07.027820665</dc:date>
    <meta:editing-duration>PT16H40M59S</meta:editing-duration>
    <meta:editing-cycles>465</meta:editing-cycles>
    <meta:generator>LibreOffice/5.1.6.2$Linux_X86_64 LibreOffice_project/10m0$Build-2</meta:generator>
    <meta:document-statistic meta:object-count="822"/>
  </office:meta>
</office:document-meta>
</file>